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7ce20" officeooo:paragraph-rsid="0017ce20"/>
    </style:style>
    <style:style style:name="P2" style:family="paragraph" style:parent-style-name="Text_20_body">
      <style:text-properties officeooo:rsid="0017ce20" officeooo:paragraph-rsid="0017ce20"/>
    </style:style>
    <style:style style:name="P3" style:family="paragraph" style:parent-style-name="Heading_20_3">
      <style:text-properties officeooo:rsid="0017ce20" officeooo:paragraph-rsid="0017ce20"/>
    </style:style>
    <style:style style:name="P4" style:family="paragraph" style:parent-style-name="Standard">
      <style:text-properties officeooo:rsid="0017ce20" officeooo:paragraph-rsid="001b9a5d"/>
    </style:style>
    <style:style style:name="P5" style:family="paragraph" style:parent-style-name="Heading_20_3">
      <style:text-properties officeooo:rsid="0017ce20" officeooo:paragraph-rsid="001b9a5d"/>
    </style:style>
    <style:style style:name="P6" style:family="paragraph" style:parent-style-name="Heading_20_3">
      <style:text-properties officeooo:rsid="0017ce20" officeooo:paragraph-rsid="001cb6f3"/>
    </style:style>
    <style:style style:name="P7" style:family="paragraph" style:parent-style-name="Heading_20_3">
      <style:text-properties officeooo:rsid="0017ce20" officeooo:paragraph-rsid="0017ce20"/>
    </style:style>
    <style:style style:name="P8" style:family="paragraph" style:parent-style-name="Heading_20_3">
      <style:text-properties officeooo:paragraph-rsid="001cb6f3"/>
    </style:style>
    <style:style style:name="P9" style:family="paragraph" style:parent-style-name="Heading_20_3">
      <style:paragraph-properties fo:text-align="justify" style:justify-single-word="false"/>
      <style:text-properties officeooo:paragraph-rsid="0017ce20"/>
    </style:style>
    <style:style style:name="P10" style:family="paragraph" style:parent-style-name="Heading_20_4">
      <style:text-properties officeooo:rsid="0017ce20" officeooo:paragraph-rsid="0017ce20"/>
    </style:style>
    <style:style style:name="P11" style:family="paragraph" style:parent-style-name="Heading_20_4">
      <style:paragraph-properties fo:margin-left="1.245cm" fo:text-indent="0cm" style:auto-text-indent="false"/>
    </style:style>
    <style:style style:name="P12" style:family="paragraph" style:parent-style-name="Heading_20_4">
      <style:paragraph-properties fo:margin-left="1.245cm" fo:text-align="justify" style:justify-single-word="false" fo:text-indent="0cm" style:auto-text-indent="false"/>
    </style:style>
    <style:style style:name="P13" style:family="paragraph" style:parent-style-name="Heading_20_4">
      <style:paragraph-properties fo:margin-left="1.245cm" fo:text-align="justify" style:justify-single-word="false" fo:text-indent="0cm" style:auto-text-indent="false"/>
      <style:text-properties officeooo:paragraph-rsid="0020a248"/>
    </style:style>
    <style:style style:name="P14" style:family="paragraph" style:parent-style-name="Heading_20_4">
      <style:paragraph-properties fo:margin-left="1.245cm" fo:text-indent="0cm" style:auto-text-indent="false"/>
      <style:text-properties officeooo:paragraph-rsid="002d89d3"/>
    </style:style>
    <style:style style:name="P15" style:family="paragraph" style:parent-style-name="Standard">
      <style:text-properties officeooo:rsid="0017ce20" officeooo:paragraph-rsid="001cb6f3"/>
    </style:style>
    <style:style style:name="P16" style:family="paragraph" style:parent-style-name="Standard">
      <style:text-properties officeooo:rsid="0017ce20" officeooo:paragraph-rsid="0017ce20"/>
    </style:style>
    <style:style style:name="P17" style:family="paragraph" style:parent-style-name="Standard">
      <style:text-properties officeooo:rsid="0017ce20" officeooo:paragraph-rsid="001b9a5d"/>
    </style:style>
    <style:style style:name="P18" style:family="paragraph" style:parent-style-name="Standard">
      <style:text-properties officeooo:rsid="0017ce20" officeooo:paragraph-rsid="002ee554"/>
    </style:style>
    <style:style style:name="P19" style:family="paragraph" style:parent-style-name="Standard">
      <style:text-properties officeooo:rsid="0017ce20" officeooo:paragraph-rsid="002ee759"/>
    </style:style>
    <style:style style:name="P20" style:family="paragraph" style:parent-style-name="Standard">
      <style:text-properties officeooo:rsid="001cb6f3" officeooo:paragraph-rsid="001cb6f3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17ce20" officeooo:paragraph-rsid="0017ce20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9.813cm"/>
        </style:tab-stops>
      </style:paragraph-properties>
      <style:text-properties fo:font-size="11pt" officeooo:rsid="0017ce20" officeooo:paragraph-rsid="0017ce20" style:font-size-asian="11pt" style:font-size-complex="11pt"/>
    </style:style>
    <style:style style:name="P23" style:family="paragraph" style:parent-style-name="Standard">
      <style:text-properties style:text-underline-style="solid" style:text-underline-width="auto" style:text-underline-color="font-color" officeooo:rsid="0017ce20" officeooo:paragraph-rsid="001cb6f3"/>
    </style:style>
    <style:style style:name="P24" style:family="paragraph" style:parent-style-name="Standard">
      <style:text-properties style:text-underline-style="solid" style:text-underline-width="auto" style:text-underline-color="font-color" officeooo:rsid="0017ce20" officeooo:paragraph-rsid="002ee759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7ce20" officeooo:paragraph-rsid="002ee554" style:font-weight-asian="bold" style:font-weight-complex="bold"/>
    </style:style>
    <style:style style:name="P26" style:family="paragraph" style:parent-style-name="Standard">
      <style:paragraph-properties fo:margin-left="0cm" fo:text-indent="0cm" style:auto-text-indent="false"/>
      <style:text-properties officeooo:paragraph-rsid="002f58e5"/>
    </style:style>
    <style:style style:name="P27" style:family="paragraph" style:parent-style-name="Text_20_body" style:list-style-name="L1">
      <style:text-properties officeooo:paragraph-rsid="0017ce20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paragraph-properties fo:margin-top="0cm" fo:margin-bottom="0cm" style:contextual-spacing="false"/>
    </style:style>
    <style:style style:name="P32" style:family="paragraph" style:parent-style-name="Text_20_body" style:list-style-name="L5"/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 style:list-style-name="L6">
      <style:paragraph-properties fo:margin-top="0cm" fo:margin-bottom="0cm" style:contextual-spacing="false"/>
    </style:style>
    <style:style style:name="P36" style:family="paragraph" style:parent-style-name="Text_20_body" style:list-style-name="L7"/>
    <style:style style:name="P37" style:family="paragraph" style:parent-style-name="Text_20_body" style:list-style-name="L7">
      <style:paragraph-properties fo:margin-top="0cm" fo:margin-bottom="0cm" style:contextual-spacing="false"/>
    </style:style>
    <style:style style:name="P38" style:family="paragraph" style:parent-style-name="Text_20_body" style:list-style-name="L8"/>
    <style:style style:name="P39" style:family="paragraph" style:parent-style-name="Text_20_body" style:list-style-name="L8">
      <style:paragraph-properties fo:margin-top="0cm" fo:margin-bottom="0cm" style:contextual-spacing="false"/>
    </style:style>
    <style:style style:name="P40" style:family="paragraph" style:parent-style-name="Text_20_body" style:list-style-name="L9"/>
    <style:style style:name="P41" style:family="paragraph" style:parent-style-name="Text_20_body" style:list-style-name="L9">
      <style:paragraph-properties fo:margin-top="0cm" fo:margin-bottom="0cm" style:contextual-spacing="false"/>
    </style:style>
    <style:style style:name="P42" style:family="paragraph" style:parent-style-name="Text_20_body" style:list-style-name="L10"/>
    <style:style style:name="P43" style:family="paragraph" style:parent-style-name="Text_20_body" style:list-style-name="L10">
      <style:paragraph-properties fo:margin-top="0cm" fo:margin-bottom="0cm" style:contextual-spacing="false"/>
    </style:style>
    <style:style style:name="P44" style:family="paragraph" style:parent-style-name="Text_20_body" style:list-style-name="L11"/>
    <style:style style:name="P45" style:family="paragraph" style:parent-style-name="Text_20_body" style:list-style-name="L11">
      <style:paragraph-properties fo:margin-top="0cm" fo:margin-bottom="0cm" style:contextual-spacing="false"/>
    </style:style>
    <style:style style:name="P46" style:family="paragraph" style:parent-style-name="Text_20_body" style:list-style-name="L12"/>
    <style:style style:name="P47" style:family="paragraph" style:parent-style-name="Text_20_body" style:list-style-name="L12">
      <style:paragraph-properties fo:margin-top="0cm" fo:margin-bottom="0cm" style:contextual-spacing="false"/>
    </style:style>
    <style:style style:name="P48" style:family="paragraph" style:parent-style-name="Text_20_body" style:list-style-name="L13"/>
    <style:style style:name="P49" style:family="paragraph" style:parent-style-name="Text_20_body" style:list-style-name="L13">
      <style:paragraph-properties fo:margin-top="0cm" fo:margin-bottom="0cm" style:contextual-spacing="false"/>
    </style:style>
    <style:style style:name="P50" style:family="paragraph" style:parent-style-name="Text_20_body" style:list-style-name="L14"/>
    <style:style style:name="P51" style:family="paragraph" style:parent-style-name="Text_20_body" style:list-style-name="L14">
      <style:paragraph-properties fo:margin-top="0cm" fo:margin-bottom="0cm" style:contextual-spacing="false"/>
    </style:style>
    <style:style style:name="P52" style:family="paragraph" style:parent-style-name="Text_20_body" style:list-style-name="L15"/>
    <style:style style:name="P53" style:family="paragraph" style:parent-style-name="Text_20_body" style:list-style-name="L15">
      <style:paragraph-properties fo:margin-top="0cm" fo:margin-bottom="0cm" style:contextual-spacing="false"/>
    </style:style>
    <style:style style:name="P54" style:family="paragraph" style:parent-style-name="Text_20_body" style:list-style-name="L16"/>
    <style:style style:name="P55" style:family="paragraph" style:parent-style-name="Text_20_body" style:list-style-name="L16">
      <style:paragraph-properties fo:margin-top="0cm" fo:margin-bottom="0cm" style:contextual-spacing="false"/>
    </style:style>
    <style:style style:name="P56" style:family="paragraph" style:parent-style-name="Text_20_body" style:list-style-name="L17"/>
    <style:style style:name="P57" style:family="paragraph" style:parent-style-name="Text_20_body" style:list-style-name="L17">
      <style:paragraph-properties fo:margin-top="0cm" fo:margin-bottom="0cm" style:contextual-spacing="false"/>
    </style:style>
    <style:style style:name="P58" style:family="paragraph" style:parent-style-name="Text_20_body" style:list-style-name="L18"/>
    <style:style style:name="P59" style:family="paragraph" style:parent-style-name="Text_20_body" style:list-style-name="L18">
      <style:paragraph-properties fo:margin-top="0cm" fo:margin-bottom="0cm" style:contextual-spacing="false"/>
    </style:style>
    <style:style style:name="P60" style:family="paragraph" style:parent-style-name="Text_20_body" style:list-style-name="L19"/>
    <style:style style:name="P61" style:family="paragraph" style:parent-style-name="Text_20_body" style:list-style-name="L19">
      <style:paragraph-properties fo:margin-top="0cm" fo:margin-bottom="0cm" style:contextual-spacing="false"/>
    </style:style>
    <style:style style:name="P62" style:family="paragraph" style:parent-style-name="Text_20_body" style:list-style-name="L20"/>
    <style:style style:name="P63" style:family="paragraph" style:parent-style-name="Text_20_body" style:list-style-name="L20">
      <style:paragraph-properties fo:margin-top="0cm" fo:margin-bottom="0cm" style:contextual-spacing="false"/>
    </style:style>
    <style:style style:name="P64" style:family="paragraph" style:parent-style-name="Text_20_body" style:list-style-name="L21"/>
    <style:style style:name="P65" style:family="paragraph" style:parent-style-name="Text_20_body" style:list-style-name="L21">
      <style:paragraph-properties fo:margin-top="0cm" fo:margin-bottom="0cm" style:contextual-spacing="false"/>
    </style:style>
    <style:style style:name="P66" style:family="paragraph" style:parent-style-name="Text_20_body" style:list-style-name="L22"/>
    <style:style style:name="P67" style:family="paragraph" style:parent-style-name="Text_20_body" style:list-style-name="L22">
      <style:paragraph-properties fo:margin-top="0cm" fo:margin-bottom="0cm" style:contextual-spacing="false"/>
    </style:style>
    <style:style style:name="P68" style:family="paragraph" style:parent-style-name="Text_20_body" style:list-style-name="L23"/>
    <style:style style:name="P69" style:family="paragraph" style:parent-style-name="Text_20_body" style:list-style-name="L23">
      <style:paragraph-properties fo:margin-top="0cm" fo:margin-bottom="0cm" style:contextual-spacing="false"/>
    </style:style>
    <style:style style:name="P70" style:family="paragraph" style:parent-style-name="Text_20_body" style:list-style-name="L24"/>
    <style:style style:name="P71" style:family="paragraph" style:parent-style-name="Text_20_body" style:list-style-name="L24">
      <style:paragraph-properties fo:margin-top="0cm" fo:margin-bottom="0cm" style:contextual-spacing="false"/>
    </style:style>
    <style:style style:name="P72" style:family="paragraph" style:parent-style-name="Text_20_body" style:list-style-name="L25"/>
    <style:style style:name="P73" style:family="paragraph" style:parent-style-name="Text_20_body" style:list-style-name="L25">
      <style:paragraph-properties fo:margin-top="0cm" fo:margin-bottom="0cm" style:contextual-spacing="false"/>
    </style:style>
    <style:style style:name="P74" style:family="paragraph" style:parent-style-name="Text_20_body" style:list-style-name="L26"/>
    <style:style style:name="P75" style:family="paragraph" style:parent-style-name="Text_20_body" style:list-style-name="L26">
      <style:paragraph-properties fo:margin-top="0cm" fo:margin-bottom="0cm" style:contextual-spacing="false"/>
    </style:style>
    <style:style style:name="P76" style:family="paragraph" style:parent-style-name="Text_20_body" style:list-style-name="L27"/>
    <style:style style:name="P77" style:family="paragraph" style:parent-style-name="Text_20_body" style:list-style-name="L27">
      <style:paragraph-properties fo:margin-top="0cm" fo:margin-bottom="0cm" style:contextual-spacing="false"/>
    </style:style>
    <style:style style:name="P78" style:family="paragraph" style:parent-style-name="Text_20_body" style:list-style-name="L28"/>
    <style:style style:name="P79" style:family="paragraph" style:parent-style-name="Text_20_body" style:list-style-name="L28">
      <style:paragraph-properties fo:margin-top="0cm" fo:margin-bottom="0cm" style:contextual-spacing="false"/>
    </style:style>
    <style:style style:name="P80" style:family="paragraph" style:parent-style-name="Text_20_body" style:list-style-name="L29"/>
    <style:style style:name="P81" style:family="paragraph" style:parent-style-name="Text_20_body" style:list-style-name="L29">
      <style:paragraph-properties fo:margin-top="0cm" fo:margin-bottom="0cm" style:contextual-spacing="false"/>
    </style:style>
    <style:style style:name="P82" style:family="paragraph" style:parent-style-name="Text_20_body" style:list-style-name="L30"/>
    <style:style style:name="P83" style:family="paragraph" style:parent-style-name="Text_20_body" style:list-style-name="L30">
      <style:paragraph-properties fo:margin-top="0cm" fo:margin-bottom="0cm" style:contextual-spacing="false"/>
    </style:style>
    <style:style style:name="P84" style:family="paragraph" style:parent-style-name="Text_20_body">
      <style:text-properties officeooo:paragraph-rsid="001cb6f3"/>
    </style:style>
    <style:style style:name="P85" style:family="paragraph" style:parent-style-name="Text_20_body" style:list-style-name="L33">
      <style:paragraph-properties fo:margin-left="1.245cm" fo:margin-top="0cm" fo:margin-bottom="0cm" style:contextual-spacing="false" fo:text-indent="0cm" style:auto-text-indent="false"/>
    </style:style>
    <style:style style:name="P86" style:family="paragraph" style:parent-style-name="Text_20_body" style:list-style-name="L33">
      <style:paragraph-properties fo:margin-left="1.245cm" fo:text-indent="0cm" style:auto-text-indent="false"/>
    </style:style>
    <style:style style:name="P87" style:family="paragraph" style:parent-style-name="Text_20_body" style:list-style-name="L34"/>
    <style:style style:name="P88" style:family="paragraph" style:parent-style-name="Text_20_body" style:list-style-name="L34">
      <style:paragraph-properties fo:margin-top="0cm" fo:margin-bottom="0cm" style:contextual-spacing="false"/>
    </style:style>
    <style:style style:name="P89" style:family="paragraph" style:parent-style-name="Text_20_body" style:list-style-name="L35">
      <style:paragraph-properties fo:margin-top="0cm" fo:margin-bottom="0cm" style:contextual-spacing="false"/>
    </style:style>
    <style:style style:name="P90" style:family="paragraph" style:parent-style-name="Text_20_body" style:list-style-name="L35">
      <style:text-properties officeooo:paragraph-rsid="002ee554"/>
    </style:style>
    <style:style style:name="P91" style:family="paragraph" style:parent-style-name="Text_20_body" style:list-style-name="L36"/>
    <style:style style:name="P92" style:family="paragraph" style:parent-style-name="Text_20_body" style:list-style-name="L36">
      <style:paragraph-properties fo:margin-top="0cm" fo:margin-bottom="0cm" style:contextual-spacing="false"/>
    </style:style>
    <style:style style:name="P93" style:family="paragraph" style:parent-style-name="Text_20_body" style:list-style-name="L37"/>
    <style:style style:name="P94" style:family="paragraph" style:parent-style-name="Text_20_body" style:list-style-name="L37">
      <style:paragraph-properties fo:margin-top="0cm" fo:margin-bottom="0cm" style:contextual-spacing="false"/>
    </style:style>
    <style:style style:name="P95" style:family="paragraph" style:parent-style-name="Text_20_body" style:list-style-name="L38"/>
    <style:style style:name="P96" style:family="paragraph" style:parent-style-name="Text_20_body" style:list-style-name="L38">
      <style:paragraph-properties fo:margin-top="0cm" fo:margin-bottom="0cm" style:contextual-spacing="false"/>
    </style:style>
    <style:style style:name="P97" style:family="paragraph" style:parent-style-name="Text_20_body">
      <style:text-properties officeooo:rsid="0017ce20" officeooo:paragraph-rsid="0017ce20"/>
    </style:style>
    <style:style style:name="P98" style:family="paragraph" style:parent-style-name="Text_20_body">
      <style:text-properties officeooo:rsid="0017ce20"/>
    </style:style>
    <style:style style:name="P99" style:family="paragraph" style:parent-style-name="Text_20_body" style:list-style-name="L39"/>
    <style:style style:name="P100" style:family="paragraph" style:parent-style-name="Text_20_body" style:list-style-name="L39">
      <style:paragraph-properties fo:margin-top="0cm" fo:margin-bottom="0cm" style:contextual-spacing="false"/>
    </style:style>
    <style:style style:name="P101" style:family="paragraph" style:parent-style-name="Text_20_body">
      <style:paragraph-properties fo:margin-left="1.245cm" fo:text-indent="0cm" style:auto-text-indent="false"/>
    </style:style>
    <style:style style:name="P102" style:family="paragraph" style:parent-style-name="Text_20_body" style:list-style-name="L41"/>
    <style:style style:name="P103" style:family="paragraph" style:parent-style-name="Text_20_body" style:list-style-name="L41">
      <style:paragraph-properties fo:margin-top="0cm" fo:margin-bottom="0cm" style:contextual-spacing="false"/>
    </style:style>
    <style:style style:name="P104" style:family="paragraph" style:parent-style-name="Text_20_body" style:list-style-name="L42"/>
    <style:style style:name="P105" style:family="paragraph" style:parent-style-name="Text_20_body" style:list-style-name="L42">
      <style:paragraph-properties fo:margin-top="0cm" fo:margin-bottom="0cm" style:contextual-spacing="false"/>
    </style:style>
    <style:style style:name="P106" style:family="paragraph" style:parent-style-name="Text_20_body" style:list-style-name="L43"/>
    <style:style style:name="P107" style:family="paragraph" style:parent-style-name="Text_20_body" style:list-style-name="L43">
      <style:paragraph-properties fo:margin-top="0cm" fo:margin-bottom="0cm" style:contextual-spacing="false"/>
    </style:style>
    <style:style style:name="P108" style:family="paragraph" style:parent-style-name="Text_20_body" style:list-style-name="L44"/>
    <style:style style:name="P109" style:family="paragraph" style:parent-style-name="Text_20_body" style:list-style-name="L44">
      <style:paragraph-properties fo:margin-top="0cm" fo:margin-bottom="0cm" style:contextual-spacing="false"/>
    </style:style>
    <style:style style:name="P110" style:family="paragraph" style:parent-style-name="Text_20_body" style:list-style-name="L45"/>
    <style:style style:name="P111" style:family="paragraph" style:parent-style-name="Text_20_body" style:list-style-name="L45">
      <style:paragraph-properties fo:margin-top="0cm" fo:margin-bottom="0cm" style:contextual-spacing="false"/>
    </style:style>
    <style:style style:name="P112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113" style:family="paragraph" style:parent-style-name="Text_20_body" style:list-style-name="L2">
      <style:paragraph-properties fo:text-align="justify" style:justify-single-word="false"/>
    </style:style>
    <style:style style:name="P114" style:family="paragraph" style:parent-style-name="Text_20_body">
      <style:paragraph-properties fo:margin-left="1.245cm" fo:text-align="justify" style:justify-single-word="false" fo:text-indent="0cm" style:auto-text-indent="false"/>
      <style:text-properties officeooo:paragraph-rsid="0020a248"/>
    </style:style>
    <style:style style:name="P115" style:family="paragraph" style:parent-style-name="Text_20_body">
      <style:paragraph-properties fo:margin-left="1.245cm" fo:text-indent="0cm" style:auto-text-indent="false"/>
      <style:text-properties officeooo:paragraph-rsid="002d89d3"/>
    </style:style>
    <style:style style:name="T1" style:family="text">
      <style:text-properties officeooo:rsid="0017ce20"/>
    </style:style>
    <style:style style:name="T2" style:family="text">
      <style:text-properties officeooo:rsid="001cb6f3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2ee554" style:font-size-asian="15pt" style:font-size-complex="15pt"/>
    </style:style>
    <style:style style:name="T5" style:family="text">
      <style:text-properties fo:font-size="15pt" officeooo:rsid="002ee759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ee554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ee759" style:font-size-asian="15pt" style:font-weight-asian="bold" style:font-size-complex="15pt" style:font-weight-complex="bold"/>
    </style:style>
    <style:style style:name="T9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0" style:family="text">
      <style:text-properties fo:font-size="15pt" style:text-underline-style="solid" style:text-underline-width="auto" style:text-underline-color="font-color" fo:font-weight="bold" officeooo:rsid="0020a248" style:font-size-asian="15pt" style:font-weight-asian="bold" style:font-size-complex="15pt" style:font-weight-complex="bold"/>
    </style:style>
    <style:style style:name="T11" style:family="text">
      <style:text-properties fo:font-size="15pt" style:text-underline-style="solid" style:text-underline-width="auto" style:text-underline-color="font-color" fo:font-weight="bold" officeooo:rsid="002ee554" style:font-size-asian="15pt" style:font-weight-asian="bold" style:font-size-complex="15pt" style:font-weight-complex="bold"/>
    </style:style>
    <style:style style:name="T12" style:family="text">
      <style:text-properties fo:font-size="15pt" style:text-underline-style="solid" style:text-underline-width="auto" style:text-underline-color="font-color" fo:font-weight="bold" officeooo:rsid="001b9a5d" style:font-size-asian="15pt" style:font-weight-asian="bold" style:font-size-complex="15pt" style:font-weight-complex="bold"/>
    </style:style>
    <style:style style:name="T13" style:family="text">
      <style:text-properties fo:font-size="15pt" style:text-underline-style="solid" style:text-underline-width="auto" style:text-underline-color="font-color" fo:font-weight="bold" officeooo:rsid="002ee759" style:font-size-asian="15pt" style:font-weight-asian="bold" style:font-size-complex="15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ee759" style:font-weight-asian="bold" style:font-weight-complex="bold"/>
    </style:style>
    <style:style style:name="T17" style:family="text">
      <style:text-properties officeooo:rsid="0020a248"/>
    </style:style>
    <style:style style:name="T18" style:family="text">
      <style:text-properties officeooo:rsid="0024f5da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ee759" style:font-size-asian="14pt" style:font-weight-asian="bold" style:font-size-complex="14pt" style:font-weight-complex="bold"/>
    </style:style>
    <style:style style:name="T22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3pt" officeooo:rsid="0020a248" style:font-size-asian="13pt" style:font-size-complex="13pt"/>
    </style:style>
    <style:style style:name="T25" style:family="text">
      <style:text-properties fo:font-size="13pt" officeooo:rsid="0017ce20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officeooo:rsid="002ee759"/>
    </style:style>
    <style:style style:name="T28" style:family="text">
      <style:text-properties officeooo:rsid="002f58e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troducción:</text:p>
      <text:p text:style-name="P1"/>
      <text:p text:style-name="P22">Este proyecto es una tienda en línea de videojuegos desarrollada con Next.js. La plataforma permite a los usuarios explorar, comprar y administrar videojuegos, además de contar con un sistema de autenticación para gestionar cuentas de usuarios y un panel de administración.</text:p>
      <text:p text:style-name="P1"/>
      <text:h text:style-name="P10" text:outline-level="4"><text:span text:style-name="Strong_20_Emphasis"><text:span text:style-name="T3">Características Principales</text:span></text:span></text:h>
      <text:list text:style-name="L1">
        <text:list-header>
          <text:p text:style-name="P27"><text:span text:style-name="Strong_20_Emphasis"><text:span text:style-name="T14">Catálogo de Videojuegos</text:span></text:span><text:span text:style-name="T14">: Explorar una lista de videojuegos con detalles individuales.<text:line-break/></text:span><text:span text:style-name="Strong_20_Emphasis"><text:span text:style-name="T14">Búsqueda y Filtros</text:span></text:span><text:span text:style-name="T14">: Buscar juegos por nombre, género o precio.<text:line-break/></text:span><text:span text:style-name="Strong_20_Emphasis"><text:span text:style-name="T14">Autenticación de Usuarios</text:span></text:span><text:span text:style-name="T14">: Registro e inicio de sesión con gestión de cuentas.<text:line-break/></text:span><text:span text:style-name="Strong_20_Emphasis"><text:span text:style-name="T14">Proceso de Compra</text:span></text:span><text:span text:style-name="T14">: Agregar juegos al carrito y realizar pagos.<text:line-break/></text:span><text:span text:style-name="Strong_20_Emphasis"><text:span text:style-name="T14">Panel de Administración</text:span></text:span><text:span text:style-name="T14">: Gestión de productos y usuarios para administradores.<text:line-break/></text:span><text:span text:style-name="Strong_20_Emphasis"><text:span text:style-name="T14">Subida de Imágenes</text:span></text:span><text:span text:style-name="T14">: Opción para cargar imágenes de los juegos.<text:line-break/></text:span><text:span text:style-name="Strong_20_Emphasis"><text:span text:style-name="T14">API REST</text:span></text:span><text:span text:style-name="T14">: Simulación de base de datos con JSON Server para gestionar datos de usuarios, compras y juegos.</text:span></text:p>
        </text:list-header>
      </text:list>
      <text:p text:style-name="P1"><text:line-break/><text:span text:style-name="T6">Estructura del Proyecto</text:span><text:line-break/><text:span text:style-name="T14">app/ → Rutas y lógica principal de la aplicación.<text:line-break/>components/ → Componentes reutilizables.<text:line-break/>context/ → Context API para gestión de estado global.<text:line-break/>services/ → Para peticiones al json-server.</text:span></text:p>
      <text:p text:style-name="P1"/>
      <text:p text:style-name="P15"><text:line-break/><text:span text:style-name="T10">1. </text:span><text:span text:style-name="T9">Explicación de Componentes</text:span><text:line-break/></text:p>
      <text:h text:style-name="P9" text:outline-level="3"><text:span text:style-name="Strong_20_Emphasis"><text:span text:style-name="T23">JuegosTienda.jsx</text:span></text:span></text:h>
      <text:h text:style-name="P13" text:outline-level="4"><text:span text:style-name="Strong_20_Emphasis">Descripción:</text:span></text:h>
      <text:p text:style-name="P114">Este componente muestra todos los juegos disponibles en la tienda, obtenidos desde el contexto global.</text:p>
      <text:h text:style-name="P12" text:outline-level="4"><text:span text:style-name="Strong_20_Emphasis">Funcionamiento:</text:span></text:h>
      <text:list text:style-name="L2">
        <text:list-item>
          <text:list>
            <text:list-item>
              <text:p text:style-name="P112">Utiliza <text:span text:style-name="Source_20_Text">useJuegos()</text:span> para acceder a la lista de juegos desde el contexto global.</text:p>
            </text:list-item>
            <text:list-item>
              <text:p text:style-name="P112">Muestra cada juego utilizando el componente <text:span text:style-name="Source_20_Text">TarjetaJuego</text:span>.</text:p>
            </text:list-item>
            <text:list-item>
              <text:p text:style-name="P113">Si no hay juegos disponibles, muestra un mensaje indicando que el catálogo está vacío.</text:p>
            </text:list-item>
          </text:list>
        </text:list-item>
      </text:list>
      <text:h text:style-name="P3" text:outline-level="3"><text:span text:style-name="Strong_20_Emphasis"><text:span text:style-name="T24">JuegosDestacados</text:span></text:span><text:span text:style-name="Strong_20_Emphasis"><text:span text:style-name="T23">.jsx</text:span></text:span></text:h>
      <text:h text:style-name="P11" text:outline-level="4"><text:span text:style-name="Strong_20_Emphasis">Descripción:</text:span></text:h>
      <text:p text:style-name="P101">Este componente muestra los juegos destacados en la sección "Tendencias", obtenidos desde una API.</text:p>
      <text:h text:style-name="P11" text:outline-level="4"><text:span text:style-name="Strong_20_Emphasis">Funcionamiento:</text:span></text:h>
      <text:list text:style-name="L3">
        <text:list-item>
          <text:list>
            <text:list-item>
              <text:p text:style-name="P29">Usa <text:span text:style-name="Source_20_Text">useEffect</text:span> para cargar los juegos desde <text:span text:style-name="Source_20_Text">getJuegos()</text:span>.</text:p>
            </text:list-item>
            <text:list-item>
              <text:p text:style-name="P29">Muestra hasta 6 juegos destacados en un grid.</text:p>
            </text:list-item>
            <text:list-item>
              <text:p text:style-name="P28">Si no hay juegos disponibles, muestra un mensaje informativo al usuario.</text:p>
            </text:list-item>
          </text:list>
        </text:list-item>
      </text:list>
      <text:p text:style-name="P2"><text:span text:style-name="Strong_20_Emphasis"/></text:p>
      <text:h text:style-name="P3" text:outline-level="3"><text:soft-page-break/><text:span text:style-name="Strong_20_Emphasis"><text:span text:style-name="T23">TablaUsuarios.jsx</text:span></text:span></text:h>
      <text:h text:style-name="P11" text:outline-level="4"><text:span text:style-name="Strong_20_Emphasis">Descripción:</text:span></text:h>
      <text:p text:style-name="P101">Este componente muestra una tabla con la lista de usuarios registrados <text:span text:style-name="T18">y sus datos</text:span>, permitiendo editarlos o eliminarlos.</text:p>
      <text:h text:style-name="P11" text:outline-level="4"><text:span text:style-name="Strong_20_Emphasis">Funcionamiento:</text:span></text:h>
      <text:list text:style-name="L4">
        <text:list-item>
          <text:list>
            <text:list-item>
              <text:p text:style-name="P31">Obtiene los usuarios desde el contexto <text:span text:style-name="Source_20_Text">UsuariosContext</text:span>.</text:p>
            </text:list-item>
            <text:list-item>
              <text:p text:style-name="P31">Implementa paginación para mostrar 5 usuarios por página.</text:p>
            </text:list-item>
            <text:list-item>
              <text:p text:style-name="P31">Usa <text:span text:style-name="Source_20_Text">SweetAlert2</text:span> para confirmar la eliminación de un usuario antes de proceder.</text:p>
            </text:list-item>
            <text:list-item>
              <text:p text:style-name="P30">Permite seleccionar un usuario para editarlo.</text:p>
            </text:list-item>
          </text:list>
        </text:list-item>
      </text:list>
      <text:p text:style-name="P1"/>
      <text:p text:style-name="P1"/>
      <text:h text:style-name="P3" text:outline-level="3"><text:span text:style-name="Strong_20_Emphasis"><text:span text:style-name="T23">TablaJuegos.jsx</text:span></text:span></text:h>
      <text:h text:style-name="P11" text:outline-level="4"><text:span text:style-name="Strong_20_Emphasis">Descripción:</text:span></text:h>
      <text:p text:style-name="P101">Este componente muestra una tabla con la lista de videojuegos en la tienda, permitiendo ordenarlos, editarlos y eliminarlos.</text:p>
      <text:h text:style-name="P11" text:outline-level="4"><text:span text:style-name="Strong_20_Emphasis">Funcionamiento:</text:span></text:h>
      <text:list text:style-name="L5">
        <text:list-item>
          <text:list>
            <text:list-item>
              <text:p text:style-name="P33">Obtiene los juegos desde <text:span text:style-name="Source_20_Text">JuegosContext</text:span>.</text:p>
            </text:list-item>
            <text:list-item>
              <text:p text:style-name="P33">Permite ordenar la tabla por diferentes campos (ID, título, precio, categoría, etc.).</text:p>
            </text:list-item>
            <text:list-item>
              <text:p text:style-name="P33">Usa <text:span text:style-name="Source_20_Text">SweetAlert2</text:span> para confirmar la eliminación de un juego y también envía una solicitud para eliminar su imagen.</text:p>
            </text:list-item>
            <text:list-item>
              <text:p text:style-name="P32">Permite seleccionar un juego para editarlo.</text:p>
            </text:list-item>
          </text:list>
        </text:list-item>
      </text:list>
      <text:p text:style-name="P1"/>
      <text:h text:style-name="P3" text:outline-level="3"><text:span text:style-name="Strong_20_Emphasis"><text:span text:style-name="T23">FormularioUsuarios.jsx</text:span></text:span></text:h>
      <text:h text:style-name="P11" text:outline-level="4"><text:span text:style-name="Strong_20_Emphasis">Descripción:</text:span></text:h>
      <text:p text:style-name="P101">Este componente muestra un formulario para agregar o editar usuarios en la plataforma.</text:p>
      <text:h text:style-name="P11" text:outline-level="4"><text:span text:style-name="Strong_20_Emphasis">Funcionamiento:</text:span></text:h>
      <text:list text:style-name="L6">
        <text:list-item>
          <text:list>
            <text:list-item>
              <text:p text:style-name="P35">Si se selecciona un usuario, carga sus datos en el formulario para editarlo.</text:p>
            </text:list-item>
            <text:list-item>
              <text:p text:style-name="P35">Permite registrar nuevos usuarios ingresando nombre, email, contraseña y rol.</text:p>
            </text:list-item>
            <text:list-item>
              <text:p text:style-name="P35">Usa <text:span text:style-name="Source_20_Text">UsuariosContext</text:span> para agregar o modificar usuarios en la base de datos.</text:p>
            </text:list-item>
            <text:list-item>
              <text:p text:style-name="P34">Incluye validaciones y manejo de estado para limpiar el formulario después de enviar los dat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P3" text:outline-level="3"><text:span text:style-name="Strong_20_Emphasis"><text:span text:style-name="T23">FormularioJuego.jsx</text:span></text:span></text:h>
      <text:h text:style-name="P11" text:outline-level="4"><text:span text:style-name="Strong_20_Emphasis">Descripción:</text:span></text:h>
      <text:p text:style-name="P101">Este componente permite agregar o editar videojuegos en la tienda.</text:p>
      <text:h text:style-name="P11" text:outline-level="4"><text:soft-page-break/><text:span text:style-name="Strong_20_Emphasis">Funcionamiento:</text:span></text:h>
      <text:list text:style-name="L7">
        <text:list-item>
          <text:list>
            <text:list-item>
              <text:p text:style-name="P37">Si se selecciona un juego, carga sus datos para la edición.</text:p>
            </text:list-item>
            <text:list-item>
              <text:p text:style-name="P37">Permite subir una imagen del juego y almacenarla en el servidor.</text:p>
            </text:list-item>
            <text:list-item>
              <text:p text:style-name="P37">Usa <text:span text:style-name="Source_20_Text">JuegosContext</text:span> para agregar o modificar los juegos en la base de datos.</text:p>
            </text:list-item>
            <text:list-item>
              <text:p text:style-name="P37">Incluye un sistema de categorías dinámico que obtiene datos desde la API.</text:p>
            </text:list-item>
            <text:list-item>
              <text:p text:style-name="P36">Implementa validaciones y muestra alertas de éxito o error.</text:p>
            </text:list-item>
          </text:list>
        </text:list-item>
      </text:list>
      <text:p text:style-name="P1"/>
      <text:p text:style-name="P1"/>
      <text:h text:style-name="P3" text:outline-level="3"><text:span text:style-name="Strong_20_Emphasis"><text:span text:style-name="T23">ResumenCompra.jsx</text:span></text:span></text:h>
      <text:h text:style-name="P11" text:outline-level="4"><text:span text:style-name="Strong_20_Emphasis">Descripción:</text:span></text:h>
      <text:p text:style-name="P101">Este componente muestra un resumen de la compra, incluyendo el precio total, descuentos aplicados y el subtotal.</text:p>
      <text:h text:style-name="P11" text:outline-level="4"><text:span text:style-name="Strong_20_Emphasis">Funcionamiento:</text:span></text:h>
      <text:list text:style-name="L8">
        <text:list-item>
          <text:list>
            <text:list-item>
              <text:p text:style-name="P39">Obtiene los juegos en el carrito desde <text:span text:style-name="Source_20_Text">CarritoContext</text:span>.</text:p>
            </text:list-item>
            <text:list-item>
              <text:p text:style-name="P39">Calcula el precio total y los descuentos aplicados.</text:p>
            </text:list-item>
            <text:list-item>
              <text:p text:style-name="P39">Verifica si el usuario ha iniciado sesión antes de permitir el pago.</text:p>
            </text:list-item>
            <text:list-item>
              <text:p text:style-name="P39">Si el usuario no ha iniciado sesión, muestra una alerta y lo redirige a la página de login.</text:p>
            </text:list-item>
            <text:list-item>
              <text:p text:style-name="P38">Vacía el carrito tras confirmar la compra y redirige a la página de checkout.</text:p>
            </text:list-item>
          </text:list>
        </text:list-item>
      </text:list>
      <text:p text:style-name="P1"/>
      <text:h text:style-name="P3" text:outline-level="3"><text:span text:style-name="Strong_20_Emphasis"><text:span text:style-name="T23">ResumenCarrito.jsx</text:span></text:span></text:h>
      <text:h text:style-name="P11" text:outline-level="4"><text:span text:style-name="Strong_20_Emphasis">Descripción:</text:span></text:h>
      <text:p text:style-name="P101">Este componente muestra los productos agregados al carrito y permite eliminarlos o vaciar el carrito.</text:p>
      <text:h text:style-name="P11" text:outline-level="4"><text:span text:style-name="Strong_20_Emphasis">Funcionamiento:</text:span></text:h>
      <text:list text:style-name="L9">
        <text:list-item>
          <text:list>
            <text:list-item>
              <text:p text:style-name="P41">Obtiene los juegos en el carrito desde <text:span text:style-name="Source_20_Text">CarritoContext</text:span>.</text:p>
            </text:list-item>
            <text:list-item>
              <text:p text:style-name="P41">Agrupa los juegos duplicados para mostrar la cantidad de cada uno.</text:p>
            </text:list-item>
            <text:list-item>
              <text:p text:style-name="P41">Permite eliminar una unidad de un juego o vaciar todo el carrito.</text:p>
            </text:list-item>
            <text:list-item>
              <text:p text:style-name="P40">Usa <text:span text:style-name="Source_20_Text">SweetAlert2</text:span> para confirmar acciones de eliminación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h text:style-name="P3" text:outline-level="3"><text:span text:style-name="Strong_20_Emphasis"><text:span text:style-name="T23">PagoExitoso.jsx</text:span></text:span></text:h>
      <text:h text:style-name="P11" text:outline-level="4"><text:span text:style-name="Strong_20_Emphasis">Descripción:</text:span></text:h>
      <text:p text:style-name="P101">Este componente muestra un mensaje de confirmación después de que el usuario completa el pago.</text:p>
      <text:h text:style-name="P11" text:outline-level="4"><text:span text:style-name="Strong_20_Emphasis">Funcionamiento:</text:span></text:h>
      <text:list text:style-name="L10">
        <text:list-item>
          <text:list>
            <text:list-item>
              <text:p text:style-name="P43">Muestra un mensaje con un icono de éxito tras completar la compra.</text:p>
            </text:list-item>
            <text:list-item>
              <text:p text:style-name="P43">Incluye un botón para volver a la tienda.</text:p>
            </text:list-item>
            <text:list-item>
              <text:p text:style-name="P42"><text:soft-page-break/>Usa <text:span text:style-name="Source_20_Text">useRouter</text:span> para redirigir a la página de la tienda al hacer clic en el botón.</text:p>
            </text:list-item>
          </text:list>
        </text:list-item>
      </text:list>
      <text:p text:style-name="P1"/>
      <text:h text:style-name="P3" text:outline-level="3"><text:span text:style-name="Strong_20_Emphasis"><text:span text:style-name="T23">TarjetaJuego.jsx</text:span></text:span></text:h>
      <text:h text:style-name="Heading_20_4" text:outline-level="4"><text:span text:style-name="Strong_20_Emphasis">Descripción:</text:span></text:h>
      <text:p text:style-name="Text_20_body">Este componente representa una tarjeta de presentación para un videojuego en la tienda.</text:p>
      <text:h text:style-name="Heading_20_4" text:outline-level="4"><text:span text:style-name="Strong_20_Emphasis">Funcionamiento:</text:span></text:h>
      <text:list text:style-name="L11">
        <text:list-item>
          <text:p text:style-name="P45">Muestra la imagen, título y precio del juego.</text:p>
        </text:list-item>
        <text:list-item>
          <text:p text:style-name="P45">Aplica un efecto de escala al pasar el cursor sobre la tarjeta.</text:p>
        </text:list-item>
        <text:list-item>
          <text:p text:style-name="P45">Si el juego tiene descuento, muestra el porcentaje de descuento en la esquina inferior izquierda.</text:p>
        </text:list-item>
        <text:list-item>
          <text:p text:style-name="P44">Al hacer clic, redirige a la página de detalles del juego mediante <text:span text:style-name="Source_20_Text">Link</text:span>.</text:p>
        </text:list-item>
      </text:list>
      <text:p text:style-name="P1"><text:span text:style-name="Strong_20_Emphasis"/></text:p>
      <text:h text:style-name="P3" text:outline-level="3"><text:span text:style-name="Strong_20_Emphasis"><text:span text:style-name="T23">JuegoDestacado.jsx</text:span></text:span></text:h>
      <text:h text:style-name="P11" text:outline-level="4"><text:span text:style-name="Strong_20_Emphasis">Descripción:</text:span></text:h>
      <text:p text:style-name="P101">Este componente selecciona aleatoriamente un juego de la tienda y lo muestra como destacado.</text:p>
      <text:h text:style-name="P11" text:outline-level="4"><text:span text:style-name="Strong_20_Emphasis">Funcionamiento:</text:span></text:h>
      <text:list text:style-name="L12">
        <text:list-item>
          <text:list>
            <text:list-item>
              <text:p text:style-name="P47">Obtiene la lista de juegos desde la API con <text:span text:style-name="Source_20_Text">getJuegos()</text:span>.</text:p>
            </text:list-item>
            <text:list-item>
              <text:p text:style-name="P47">Selecciona un juego aleatorio y lo muestra en un banner con un fondo estilizado.</text:p>
            </text:list-item>
            <text:list-item>
              <text:p text:style-name="P46">Si no hay juegos disponibles, muestra un fondo por defecto.</text:p>
            </text:list-item>
          </text:list>
        </text:list-item>
      </text:list>
      <text:p text:style-name="P1"/>
      <text:p text:style-name="P1"/>
      <text:h text:style-name="P3" text:outline-level="3"><text:span text:style-name="Strong_20_Emphasis"><text:span text:style-name="T23">JuegoDestacadoCompra.jsx</text:span></text:span></text:h>
      <text:h text:style-name="P11" text:outline-level="4"><text:span text:style-name="Strong_20_Emphasis">Descripción:</text:span></text:h>
      <text:p text:style-name="P101">Este componente muestra un juego específico en un banner destacado durante el proceso de compra.</text:p>
      <text:h text:style-name="P11" text:outline-level="4"><text:span text:style-name="Strong_20_Emphasis">Funcionamiento:</text:span></text:h>
      <text:list text:style-name="L13">
        <text:list-item>
          <text:list>
            <text:list-item>
              <text:p text:style-name="P49">Obtiene un juego por su ID desde la API con <text:span text:style-name="Source_20_Text">getJuegoById()</text:span>.</text:p>
            </text:list-item>
            <text:list-item>
              <text:p text:style-name="P49">Muestra la imagen del juego como fondo con un efecto de oscurecimiento.</text:p>
            </text:list-item>
            <text:list-item>
              <text:p text:style-name="P48">Si el juego no está disponible, muestra un mensaje de carga.</text:p>
            </text:list-item>
          </text:list>
        </text:list-item>
      </text:list>
      <text:h text:style-name="P3" text:outline-level="3"><text:span text:style-name="Strong_20_Emphasis"><text:span text:style-name="T23">PerfilUsuario.jsx</text:span></text:span></text:h>
      <text:h text:style-name="P11" text:outline-level="4"><text:span text:style-name="Strong_20_Emphasis">Descripción:</text:span></text:h>
      <text:p text:style-name="P101">Este componente muestra el avatar del usuario en el encabezado de la aplicación.</text:p>
      <text:h text:style-name="P11" text:outline-level="4"><text:span text:style-name="Strong_20_Emphasis">Funcionamiento:</text:span></text:h>
      <text:list text:style-name="L14">
        <text:list-item>
          <text:list>
            <text:list-item>
              <text:p text:style-name="P51">Recibe la URL de la imagen del usuario como prop.</text:p>
            </text:list-item>
            <text:list-item>
              <text:p text:style-name="P51">Renderiza la imagen con un estilo redondeado.</text:p>
            </text:list-item>
            <text:list-item>
              <text:p text:style-name="P50">Si no hay imagen, muestra una predeterminada.</text:p>
            </text:list-item>
          </text:list>
        </text:list-item>
      </text:list>
      <text:p text:style-name="P1"><text:soft-page-break/></text:p>
      <text:h text:style-name="P3" text:outline-level="3"><text:span text:style-name="Strong_20_Emphasis"><text:span text:style-name="T23">Logo.jsx</text:span></text:span></text:h>
      <text:h text:style-name="P11" text:outline-level="4"><text:span text:style-name="Strong_20_Emphasis">Descripción:</text:span></text:h>
      <text:p text:style-name="P115">Muestra el logotipo de la tienda en la barra de navegación.</text:p>
      <text:h text:style-name="P14" text:outline-level="4"><text:span text:style-name="Strong_20_Emphasis">Funcionamiento:</text:span></text:h>
      <text:list text:style-name="L15">
        <text:list-item>
          <text:list>
            <text:list-item>
              <text:p text:style-name="P53">Utiliza <text:span text:style-name="Source_20_Text">next/image</text:span> para optimizar la carga del logo.</text:p>
            </text:list-item>
            <text:list-item>
              <text:p text:style-name="P52">Contiene un <text:span text:style-name="Source_20_Text">Link</text:span> que redirige a la página de inicio.</text:p>
            </text:list-item>
          </text:list>
        </text:list-item>
      </text:list>
      <text:p text:style-name="P1"/>
      <text:h text:style-name="P3" text:outline-level="3"><text:span text:style-name="Strong_20_Emphasis"><text:span text:style-name="T23">LinksNavegacion.jsx</text:span></text:span></text:h>
      <text:h text:style-name="P11" text:outline-level="4"><text:span text:style-name="Strong_20_Emphasis">Descripción:</text:span></text:h>
      <text:p text:style-name="P101">Componente que contiene los enlaces de navegación principales de la tienda.</text:p>
      <text:h text:style-name="P11" text:outline-level="4"><text:span text:style-name="Strong_20_Emphasis">Funcionamiento:</text:span></text:h>
      <text:list text:style-name="L16">
        <text:list-item>
          <text:list>
            <text:list-item>
              <text:p text:style-name="P55">Muestra enlaces a las páginas de <text:span text:style-name="Strong_20_Emphasis">Inicio, Tienda y Nosotros</text:span>.</text:p>
            </text:list-item>
            <text:list-item>
              <text:p text:style-name="P55">Incluye un botón con icono de búsqueda.</text:p>
            </text:list-item>
            <text:list-item>
              <text:p text:style-name="P55">Usa <text:span text:style-name="Source_20_Text">next/link</text:span> para una navegación optimizada.</text:p>
            </text:list-item>
            <text:list-item>
              <text:p text:style-name="P54">Aplica efectos visuales al pasar el cursor sobre los enlaces.</text:p>
            </text:list-item>
          </text:list>
        </text:list-item>
      </text:list>
      <text:p text:style-name="P1"/>
      <text:h text:style-name="P3" text:outline-level="3"><text:span text:style-name="Strong_20_Emphasis"><text:span text:style-name="T23">Carrito.jsx</text:span></text:span></text:h>
      <text:h text:style-name="P11" text:outline-level="4"><text:span text:style-name="Strong_20_Emphasis">Descripción:</text:span></text:h>
      <text:p text:style-name="P101">Muestra un icono de carrito de compras con un contador de productos agregados.</text:p>
      <text:h text:style-name="P11" text:outline-level="4"><text:span text:style-name="Strong_20_Emphasis">Funcionamiento:</text:span></text:h>
      <text:list text:style-name="L17">
        <text:list-item>
          <text:list>
            <text:list-item>
              <text:p text:style-name="P57">Obtiene el estado del carrito desde <text:span text:style-name="Source_20_Text">CarritoContext</text:span>.</text:p>
            </text:list-item>
            <text:list-item>
              <text:p text:style-name="P57">Muestra el número de artículos en el carrito.</text:p>
            </text:list-item>
            <text:list-item>
              <text:p text:style-name="P56">Redirige a la página de pago al hacer clic en el icono.</text:p>
            </text:list-item>
          </text:list>
        </text:list-item>
      </text:list>
      <text:p text:style-name="P1"/>
      <text:p text:style-name="P1"/>
      <text:p text:style-name="P1"/>
      <text:h text:style-name="P3" text:outline-level="3"><text:span text:style-name="Strong_20_Emphasis"><text:span text:style-name="T23">Header.jsx</text:span></text:span></text:h>
      <text:h text:style-name="P11" text:outline-level="4"><text:span text:style-name="Strong_20_Emphasis">Descripción:</text:span></text:h>
      <text:p text:style-name="P101">Este componente es la barra de navegación principal del sitio.</text:p>
      <text:h text:style-name="P11" text:outline-level="4"><text:span text:style-name="Strong_20_Emphasis">Funcionamiento:</text:span></text:h>
      <text:list text:style-name="L18">
        <text:list-item>
          <text:list>
            <text:list-item>
              <text:p text:style-name="P59">Muestra el logo, enlaces de navegación, carrito y perfil de usuario.</text:p>
            </text:list-item>
            <text:list-item>
              <text:p text:style-name="P59">Verifica si el usuario está autenticado para mostrar opciones de sesión.</text:p>
            </text:list-item>
            <text:list-item>
              <text:p text:style-name="P59">Si el usuario es <text:span text:style-name="Strong_20_Emphasis">administrador</text:span>, muestra un enlace al <text:span text:style-name="Strong_20_Emphasis">Panel de Administración</text:span>.</text:p>
            </text:list-item>
            <text:list-item>
              <text:p text:style-name="P58">Permite cerrar sesión mediante el contexto de autenticación.</text:p>
            </text:list-item>
          </text:list>
        </text:list-item>
      </text:list>
      <text:p text:style-name="P1"/>
      <text:h text:style-name="P3" text:outline-level="3"><text:soft-page-break/><text:span text:style-name="Strong_20_Emphasis"><text:span text:style-name="T23">Footer.jsx</text:span></text:span></text:h>
      <text:h text:style-name="P11" text:outline-level="4"><text:span text:style-name="Strong_20_Emphasis">Descripción:</text:span></text:h>
      <text:p text:style-name="P101">Este componente representa el pie de página de la tienda, proporcionando información útil y enlaces de navegación.</text:p>
      <text:h text:style-name="P11" text:outline-level="4"><text:span text:style-name="Strong_20_Emphasis">Funcionamiento:</text:span></text:h>
      <text:list text:style-name="L19">
        <text:list-item>
          <text:list>
            <text:list-item>
              <text:p text:style-name="P61">Sección de <text:span text:style-name="Strong_20_Emphasis">descripción</text:span> con el nombre de la tienda y un breve texto promocional.</text:p>
            </text:list-item>
            <text:list-item>
              <text:p text:style-name="P61">Sección de <text:span text:style-name="Strong_20_Emphasis">categorías</text:span>, con enlaces a diferentes tipos de juegos.</text:p>
            </text:list-item>
            <text:list-item>
              <text:p text:style-name="P61">Sección de <text:span text:style-name="Strong_20_Emphasis">soporte</text:span>, con enlaces a páginas de contacto, preguntas frecuentes y políticas.</text:p>
            </text:list-item>
            <text:list-item>
              <text:p text:style-name="P61">Sección de <text:span text:style-name="Strong_20_Emphasis">redes sociales</text:span>, con iconos que enlazan a Facebook, Twitter, Instagram y Discord.</text:p>
            </text:list-item>
            <text:list-item>
              <text:p text:style-name="P60">Muestra el <text:span text:style-name="Strong_20_Emphasis">año actual</text:span> y un mensaje de derechos reservados en la parte inferior.</text:p>
            </text:list-item>
          </text:list>
        </text:list-item>
      </text:list>
      <text:p text:style-name="P1"/>
      <text:p text:style-name="P1"/>
      <text:h text:style-name="P3" text:outline-level="3"><text:span text:style-name="Strong_20_Emphasis"><text:span text:style-name="T23">Filtros.jsx</text:span></text:span></text:h>
      <text:h text:style-name="P11" text:outline-level="4"><text:span text:style-name="Strong_20_Emphasis">Descripción:</text:span></text:h>
      <text:p text:style-name="P101">Este componente permite a los usuarios filtrar los videojuegos de la tienda según categoría, rango de precio y porcentaje de descuento.</text:p>
      <text:h text:style-name="P11" text:outline-level="4"><text:span text:style-name="Strong_20_Emphasis">Funcionamiento:</text:span></text:h>
      <text:list text:style-name="L20">
        <text:list-item>
          <text:list>
            <text:list-item>
              <text:p text:style-name="P63">Obtiene la lista de categorías desde la API y las muestra en un menú desplegable.</text:p>
            </text:list-item>
            <text:list-item>
              <text:p text:style-name="P63">Filtra los juegos según la categoría seleccionada, el precio mínimo/máximo y el descuento mínimo.</text:p>
            </text:list-item>
            <text:list-item>
              <text:p text:style-name="P63">Aplica los filtros sobre la lista de juegos usando <text:span text:style-name="Source_20_Text">setJuegos()</text:span>.</text:p>
            </text:list-item>
            <text:list-item>
              <text:p text:style-name="P62">Incluye un botón para limpiar los filtros y restaurar la lista completa de juego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1">2. </text:span><text:span text:style-name="T12">Contextos</text:span><text:line-break/></text:p>
      <text:h text:style-name="P5" text:outline-level="3"><text:span text:style-name="Strong_20_Emphasis"><text:span text:style-name="T23">AuthContext.jsx</text:span></text:span></text:h>
      <text:h text:style-name="P11" text:outline-level="4"><text:span text:style-name="Strong_20_Emphasis">Descripción:</text:span></text:h>
      <text:p text:style-name="P101">Maneja la autenticación de usuarios en la aplicación.</text:p>
      <text:h text:style-name="P11" text:outline-level="4"><text:span text:style-name="Strong_20_Emphasis">Funcionamiento:</text:span></text:h>
      <text:list text:style-name="L21">
        <text:list-item>
          <text:list>
            <text:list-item>
              <text:p text:style-name="P65">Guarda el estado del usuario autenticado.</text:p>
            </text:list-item>
            <text:list-item>
              <text:p text:style-name="P65">Permite iniciar sesión verificando las credenciales desde la API.</text:p>
            </text:list-item>
            <text:list-item>
              <text:p text:style-name="P65">Almacena la sesión en <text:span text:style-name="Source_20_Text">localStorage</text:span> para persistencia.</text:p>
            </text:list-item>
            <text:list-item>
              <text:p text:style-name="P64"><text:soft-page-break/>Permite cerrar sesión y limpiar los datos almacenados.</text:p>
              <text:p text:style-name="P64"/>
            </text:list-item>
          </text:list>
        </text:list-item>
      </text:list>
      <text:h text:style-name="P5" text:outline-level="3"><text:span text:style-name="Strong_20_Emphasis"><text:span text:style-name="T23">CarritoContext.jsx</text:span></text:span></text:h>
      <text:h text:style-name="P11" text:outline-level="4"><text:span text:style-name="Strong_20_Emphasis">Descripción:</text:span></text:h>
      <text:p text:style-name="P101">Gestiona el estado del carrito de compras.</text:p>
      <text:h text:style-name="P11" text:outline-level="4"><text:span text:style-name="Strong_20_Emphasis">Funcionamiento:</text:span></text:h>
      <text:list text:style-name="L22">
        <text:list-item>
          <text:list>
            <text:list-item>
              <text:p text:style-name="P67">Guarda los juegos añadidos al carrito.</text:p>
            </text:list-item>
            <text:list-item>
              <text:p text:style-name="P67">Persiste el estado en <text:span text:style-name="Source_20_Text">localStorage</text:span>.</text:p>
            </text:list-item>
            <text:list-item>
              <text:p text:style-name="P67">Permite agregar, eliminar y vaciar juegos del carrito.</text:p>
            </text:list-item>
            <text:list-item>
              <text:p text:style-name="P66">Muestra notificaciones con <text:span text:style-name="Source_20_Text">SweetAlert2</text:span> al agregar o eliminar productos.</text:p>
            </text:list-item>
          </text:list>
        </text:list-item>
      </text:list>
      <text:p text:style-name="P4"/>
      <text:h text:style-name="P5" text:outline-level="3"><text:span text:style-name="Strong_20_Emphasis"><text:span text:style-name="T23">JuegosContext.jsx</text:span></text:span></text:h>
      <text:h text:style-name="P11" text:outline-level="4"><text:span text:style-name="Strong_20_Emphasis">Descripción:</text:span></text:h>
      <text:p text:style-name="P101">Gestiona la lista de videojuegos disponibles en la tienda.</text:p>
      <text:h text:style-name="P11" text:outline-level="4"><text:span text:style-name="Strong_20_Emphasis">Funcionamiento:</text:span></text:h>
      <text:list text:style-name="L23">
        <text:list-item>
          <text:list>
            <text:list-item>
              <text:p text:style-name="P69">Obtiene los juegos desde la API al cargar la aplicación.</text:p>
            </text:list-item>
            <text:list-item>
              <text:p text:style-name="P68">Permite actualizar la lista de juegos en tiempo real.</text:p>
            </text:list-item>
          </text:list>
        </text:list-item>
      </text:list>
      <text:p text:style-name="P4"/>
      <text:h text:style-name="P5" text:outline-level="3"><text:span text:style-name="Strong_20_Emphasis"><text:span text:style-name="T23">UsuariosContext.jsx</text:span></text:span></text:h>
      <text:h text:style-name="P11" text:outline-level="4"><text:span text:style-name="Strong_20_Emphasis">Descripción:</text:span></text:h>
      <text:p text:style-name="P101">Maneja la gestión de usuarios en la plataforma.</text:p>
      <text:h text:style-name="P11" text:outline-level="4"><text:span text:style-name="Strong_20_Emphasis">Funcionamiento:</text:span></text:h>
      <text:list text:style-name="L24">
        <text:list-item>
          <text:list>
            <text:list-item>
              <text:p text:style-name="P71">Obtiene la lista de usuarios desde la API.</text:p>
            </text:list-item>
            <text:list-item>
              <text:p text:style-name="P71">Permite agregar, editar y eliminar usuarios.</text:p>
            </text:list-item>
            <text:list-item>
              <text:p text:style-name="P70">Sincroniza los cambios con la base de datos.</text:p>
            </text:list-item>
          </text:list>
        </text:list-item>
      </text:list>
      <text:p text:style-name="P4"/>
      <text:p text:style-name="P4"/>
      <text:p text:style-name="P23"><text:span text:style-name="T7">3. </text:span><text:span text:style-name="T6">Rutas y Páginas</text:span></text:p>
      <text:p text:style-name="P15"><text:span text:style-name="T6"/></text:p>
      <text:p text:style-name="P19"><text:span text:style-name="T22">Estructura Base (</text:span><text:span text:style-name="Source_20_Text"><text:span text:style-name="T22">layout.jsx</text:span></text:span><text:span text:style-name="T22"> y </text:span><text:span text:style-name="Source_20_Text"><text:span text:style-name="T22">page.jsx</text:span></text:span><text:span text:style-name="T22">) </text:span></text:p>
      <text:p text:style-name="P19"><text:span text:style-name="T22"/></text:p>
      <text:p text:style-name="P19"><text:span text:style-name="Strong_20_Emphasis"><text:span text:style-name="T19"/></text:span></text:p>
      <text:p text:style-name="P19"><text:span text:style-name="Strong_20_Emphasis"><text:span text:style-name="T23">Página de Inicio (</text:span></text:span><text:span text:style-name="Strong_20_Emphasis"><text:span text:style-name="Source_20_Text"><text:span text:style-name="T23">/page.jsx</text:span></text:span></text:span><text:span text:style-name="Strong_20_Emphasis"><text:span text:style-name="T23">)</text:span></text:span></text:p>
      <text:h text:style-name="P11" text:outline-level="4"><text:span text:style-name="Strong_20_Emphasis">Descripción:</text:span></text:h>
      <text:p text:style-name="P101">Esta es la página principal de la tienda, donde se destacan los videojuegos más populares.</text:p>
      <text:h text:style-name="P11" text:outline-level="4"><text:span text:style-name="Strong_20_Emphasis">Funcionamiento:</text:span></text:h>
      <text:list text:style-name="L44">
        <text:list-item>
          <text:list>
            <text:list-item>
              <text:p text:style-name="P109">Muestra un <text:span text:style-name="Strong_20_Emphasis">banner con un juego destacado</text:span> usando <text:span text:style-name="Source_20_Text">JuegoDestacado</text:span>.</text:p>
            </text:list-item>
            <text:list-item>
              <text:p text:style-name="P109"><text:soft-page-break/>Renderiza la <text:span text:style-name="Strong_20_Emphasis">sección de juegos en tendencia</text:span> con <text:span text:style-name="Source_20_Text">SeccionJuegos</text:span>.</text:p>
            </text:list-item>
            <text:list-item>
              <text:p text:style-name="P108">Usa un fondo oscuro (<text:span text:style-name="Source_20_Text">bg-gray-900</text:span>) para mantener la estética del sitio.</text:p>
              <text:p text:style-name="P108"/>
            </text:list-item>
          </text:list>
        </text:list-item>
      </text:list>
      <text:h text:style-name="P6" text:outline-level="3"><text:span text:style-name="Strong_20_Emphasis"/></text:h>
      <text:h text:style-name="P6" text:outline-level="3"><text:span text:style-name="Strong_20_Emphasis"><text:span text:style-name="T23">Diseño Global (</text:span></text:span><text:span text:style-name="Strong_20_Emphasis"><text:span text:style-name="Source_20_Text"><text:span text:style-name="T23">layout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Define la estructura general de la aplicación, incluyendo los proveedores de estado y la disposición del contenido.</text:p>
      <text:h text:style-name="P11" text:outline-level="4"><text:span text:style-name="Strong_20_Emphasis">Funcionamiento:</text:span></text:h>
      <text:list text:style-name="L45">
        <text:list-item>
          <text:list>
            <text:list-item>
              <text:p text:style-name="P111"><text:span text:style-name="Strong_20_Emphasis">Encierra toda la aplicación</text:span> dentro de los contextos de <text:span text:style-name="Strong_20_Emphasis">autenticación, carrito y usuarios</text:span>.</text:p>
            </text:list-item>
            <text:list-item>
              <text:p text:style-name="P111">Muestra el <text:span text:style-name="Strong_20_Emphasis">Header</text:span> y el <text:span text:style-name="Strong_20_Emphasis">Footer</text:span> en todas las páginas.</text:p>
            </text:list-item>
            <text:list-item>
              <text:p text:style-name="P111">Carga los estilos globales desde <text:span text:style-name="Source_20_Text">globals.css</text:span>.</text:p>
            </text:list-item>
            <text:list-item>
              <text:p text:style-name="P110">Define <text:span text:style-name="Strong_20_Emphasis">metadatos</text:span> como el título y la descripción del sitio.</text:p>
              <text:p text:style-name="P110"/>
              <text:p text:style-name="P110"/>
            </text:list-item>
          </text:list>
        </text:list-item>
      </text:list>
      <text:h text:style-name="P6" text:outline-level="3"><text:span text:style-name="Strong_20_Emphasis"/></text:h>
      <text:h text:style-name="P6" text:outline-level="3"><text:span text:style-name="Strong_20_Emphasis"><text:span text:style-name="T23">Tienda (</text:span></text:span><text:span text:style-name="Strong_20_Emphasis"><text:span text:style-name="Source_20_Text"><text:span text:style-name="T23">/tienda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principal de la tienda donde se listan los videojuegos disponibles.</text:p>
      <text:h text:style-name="P11" text:outline-level="4"><text:span text:style-name="Strong_20_Emphasis">Funcionamiento:</text:span></text:h>
      <text:list text:style-name="L25">
        <text:list-item>
          <text:list>
            <text:list-item>
              <text:p text:style-name="P73">Utiliza <text:span text:style-name="Source_20_Text">JuegosProvider</text:span> para gestionar los juegos.</text:p>
            </text:list-item>
            <text:list-item>
              <text:p text:style-name="P73">Muestra los <text:span text:style-name="Strong_20_Emphasis">filtros</text:span> para búsqueda avanzada.</text:p>
            </text:list-item>
            <text:list-item>
              <text:p text:style-name="P72">Renderiza los juegos disponibles usando <text:span text:style-name="Source_20_Text">JuegosTienda</text:span>.</text:p>
            </text:list-item>
          </text:list>
        </text:list-item>
      </text:list>
      <text:p text:style-name="Text_20_body"/>
      <text:p text:style-name="Text_20_body"/>
      <text:p text:style-name="Text_20_body"/>
      <text:h text:style-name="P6" text:outline-level="3"><text:span text:style-name="Strong_20_Emphasis"><text:span text:style-name="T23">Registro (</text:span></text:span><text:span text:style-name="Strong_20_Emphasis"><text:span text:style-name="Source_20_Text"><text:span text:style-name="T23">/registro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de registro de nuevos usuarios.</text:p>
      <text:h text:style-name="P11" text:outline-level="4"><text:span text:style-name="Strong_20_Emphasis">Funcionamiento:</text:span></text:h>
      <text:list text:style-name="L26">
        <text:list-item>
          <text:list>
            <text:list-item>
              <text:p text:style-name="P75">Captura los datos del usuario y los envía a la API.</text:p>
            </text:list-item>
            <text:list-item>
              <text:p text:style-name="P75">Valida si el correo ya está registrado.</text:p>
            </text:list-item>
            <text:list-item>
              <text:p text:style-name="P75">Muestra alertas con <text:span text:style-name="Source_20_Text">SweetAlert2</text:span>.</text:p>
            </text:list-item>
            <text:list-item>
              <text:p text:style-name="P74">Redirige al usuario a la página de login tras el registro exitoso.</text:p>
            </text:list-item>
          </text:list>
        </text:list-item>
      </text:list>
      <text:p text:style-name="Text_20_body"><text:soft-page-break/></text:p>
      <text:p text:style-name="Text_20_body"/>
      <text:h text:style-name="P6" text:outline-level="3"><text:span text:style-name="Strong_20_Emphasis"><text:span text:style-name="T23">Login (</text:span></text:span><text:span text:style-name="Strong_20_Emphasis"><text:span text:style-name="Source_20_Text"><text:span text:style-name="T23">/login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de inicio de sesión de usuarios.</text:p>
      <text:h text:style-name="P11" text:outline-level="4"><text:span text:style-name="Strong_20_Emphasis">Funcionamiento:</text:span></text:h>
      <text:list text:style-name="L27">
        <text:list-item>
          <text:list>
            <text:list-item>
              <text:p text:style-name="P77">Permite a los usuarios autenticarse con su email y contraseña.</text:p>
            </text:list-item>
            <text:list-item>
              <text:p text:style-name="P77">Usa <text:span text:style-name="Source_20_Text">useAuth()</text:span> para manejar la sesión.</text:p>
            </text:list-item>
            <text:list-item>
              <text:p text:style-name="P76">Redirige al usuario a la página principal si las credenciales son correctas.</text:p>
            </text:list-item>
          </text:list>
        </text:list-item>
      </text:list>
      <text:p text:style-name="P15"/>
      <text:p text:style-name="P15"/>
      <text:h text:style-name="P6" text:outline-level="3"><text:span text:style-name="Strong_20_Emphasis"><text:span text:style-name="T23">Panel de Administrador (</text:span></text:span><text:span text:style-name="Strong_20_Emphasis"><text:span text:style-name="Source_20_Text"><text:span text:style-name="T23">/panelAdministrador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Interfaz de administración donde los administradores pueden gestionar juegos y usuarios.</text:p>
      <text:h text:style-name="P11" text:outline-level="4"><text:span text:style-name="Strong_20_Emphasis">Funcionamiento:</text:span></text:h>
      <text:list text:style-name="L28">
        <text:list-item>
          <text:list>
            <text:list-item>
              <text:p text:style-name="P79">Muestra opciones para <text:span text:style-name="Strong_20_Emphasis">Administrar Juegos</text:span> y <text:span text:style-name="Strong_20_Emphasis">Administrar Usuarios</text:span>.</text:p>
            </text:list-item>
            <text:list-item>
              <text:p text:style-name="P78">Redirige a las secciones correspondientes al hacer clic en los botones.</text:p>
            </text:list-item>
          </text:list>
        </text:list-item>
      </text:list>
      <text:p text:style-name="P15"/>
      <text:p text:style-name="P15"/>
      <text:h text:style-name="P6" text:outline-level="3"><text:span text:style-name="Strong_20_Emphasis"><text:span text:style-name="T23">Detalles de Juego (</text:span></text:span><text:span text:style-name="Strong_20_Emphasis"><text:span text:style-name="Source_20_Text"><text:span text:style-name="T23">/juego/[id]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de detalles de un videojuego específico.</text:p>
      <text:h text:style-name="P11" text:outline-level="4"><text:span text:style-name="Strong_20_Emphasis">Funcionamiento:</text:span></text:h>
      <text:list text:style-name="L29">
        <text:list-item>
          <text:list>
            <text:list-item>
              <text:p text:style-name="P81">Obtiene los datos del juego por su ID usando <text:span text:style-name="Source_20_Text">getJuegoById()</text:span>.</text:p>
            </text:list-item>
            <text:list-item>
              <text:p text:style-name="P81">Muestra la imagen, nombre, precio y opciones de compra.</text:p>
            </text:list-item>
            <text:list-item>
              <text:p text:style-name="P80">Permite añadir el juego al carrito con <text:span text:style-name="Source_20_Text">useCarrito()</text:span>.</text:p>
            </text:list-item>
          </text:list>
        </text:list-item>
      </text:list>
      <text:p text:style-name="P15"/>
      <text:p text:style-name="P15"/>
      <text:h text:style-name="P6" text:outline-level="3"><text:span text:style-name="Strong_20_Emphasis"><text:span text:style-name="T23">Carrito de Compras (</text:span></text:span><text:span text:style-name="Strong_20_Emphasis"><text:span text:style-name="Source_20_Text"><text:span text:style-name="T23">/pago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donde los usuarios pueden ver su carrito y proceder al pago.</text:p>
      <text:h text:style-name="P11" text:outline-level="4"><text:span text:style-name="Strong_20_Emphasis">Funcionamiento:</text:span></text:h>
      <text:list text:style-name="L30">
        <text:list-item>
          <text:list>
            <text:list-item>
              <text:p text:style-name="P83">Muestra los productos agregados al carrito.</text:p>
            </text:list-item>
            <text:list-item>
              <text:p text:style-name="P83">Renderiza <text:span text:style-name="Source_20_Text">ResumenCompra</text:span> con el cálculo del total y descuentos.</text:p>
            </text:list-item>
            <text:list-item>
              <text:p text:style-name="P82">Permite a los usuarios finalizar la compra.</text:p>
            </text:list-item>
          </text:list>
        </text:list-item>
      </text:list>
      <text:p text:style-name="P15"/>
      <text:p text:style-name="P15"><text:soft-page-break/></text:p>
      <text:p text:style-name="P15"/>
      <text:h text:style-name="P8" text:outline-level="3"><text:span text:style-name="Strong_20_Emphasis"><text:span text:style-name="T23">Página de Checkout (</text:span></text:span><text:span text:style-name="Strong_20_Emphasis"><text:span text:style-name="Source_20_Text"><text:span text:style-name="T23">/checkout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Esta página confirma la compra del usuario y muestra un mensaje de pago exitoso.</text:p>
      <text:h text:style-name="P11" text:outline-level="4"><text:span text:style-name="Strong_20_Emphasis">Funcionamiento:</text:span></text:h>
      <text:list text:style-name="L33">
        <text:list-item>
          <text:p text:style-name="P85">Renderiza el componente <text:span text:style-name="Source_20_Text">PagoExitoso</text:span>, que informa al usuario que su compra se ha completado.</text:p>
        </text:list-item>
        <text:list-item>
          <text:p text:style-name="P85">Usa un diseño centrado con fondo oscuro para resaltar el mensaje.</text:p>
        </text:list-item>
        <text:list-item>
          <text:p text:style-name="P86">Permite al usuario volver a la tienda tras completar la compra.</text:p>
        </text:list-item>
      </text:list>
      <text:p text:style-name="P101"/>
      <text:p text:style-name="P101"/>
      <text:h text:style-name="P6" text:outline-level="3"><text:span text:style-name="Strong_20_Emphasis"><text:span text:style-name="T23">Administración de Usuarios (</text:span></text:span><text:span text:style-name="Strong_20_Emphasis"><text:span text:style-name="Source_20_Text"><text:span text:style-name="T23">/adminUsuarios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que permite gestionar los usuarios registrados en la plataforma.</text:p>
      <text:h text:style-name="P11" text:outline-level="4"><text:span text:style-name="Strong_20_Emphasis">Funcionamiento:</text:span></text:h>
      <text:list text:style-name="L34">
        <text:list-item>
          <text:list>
            <text:list-item>
              <text:p text:style-name="P88">Muestra un formulario (<text:span text:style-name="Source_20_Text">FormularioUsuarios</text:span>) para agregar o editar usuarios.</text:p>
            </text:list-item>
            <text:list-item>
              <text:p text:style-name="P88">Renderiza una tabla (<text:span text:style-name="Source_20_Text">TablaUsuarios</text:span>) con la lista de usuarios disponibles.</text:p>
            </text:list-item>
            <text:list-item>
              <text:p text:style-name="P88">Permite seleccionar un usuario para editarlo y actualizar los datos.</text:p>
            </text:list-item>
            <text:list-item>
              <text:p text:style-name="P87">Usa <text:span text:style-name="Source_20_Text">useState()</text:span> para manejar el usuario seleccionado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" text:outline-level="3"><text:span text:style-name="Strong_20_Emphasis"><text:span text:style-name="T23">Administración de Juegos (</text:span></text:span><text:span text:style-name="Strong_20_Emphasis"><text:span text:style-name="Source_20_Text"><text:span text:style-name="T23">/adminJuegos/page.jsx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Página de administración donde se pueden gestionar los videojuegos de la tienda.</text:p>
      <text:h text:style-name="P11" text:outline-level="4"><text:span text:style-name="Strong_20_Emphasis">Funcionamiento:</text:span></text:h>
      <text:list text:style-name="L35">
        <text:list-item>
          <text:list>
            <text:list-item>
              <text:p text:style-name="P89">Utiliza <text:span text:style-name="Source_20_Text">JuegosProvider</text:span> para gestionar los datos de los juegos.</text:p>
            </text:list-item>
            <text:list-item>
              <text:p text:style-name="P89">Muestra un formulario (<text:span text:style-name="Source_20_Text">FormularioJuego</text:span>) para agregar o editar juegos.</text:p>
            </text:list-item>
            <text:list-item>
              <text:p text:style-name="P89">Renderiza una tabla (<text:span text:style-name="Source_20_Text">TablaJuegos</text:span>) con la lista de juegos disponibles.</text:p>
            </text:list-item>
            <text:list-item>
              <text:p text:style-name="P89">Permite seleccionar un juego para editarlo y actualizar los datos.</text:p>
            </text:list-item>
            <text:list-item>
              <text:p text:style-name="P90">Usa <text:span text:style-name="Source_20_Text">useState()</text:span> para manejar el juego seleccionado.</text:p>
            </text:list-item>
          </text:list>
        </text:list-item>
      </text:list>
      <text:p text:style-name="P25"><text:span text:style-name="T4"/></text:p>
      <text:p text:style-name="P25"><text:soft-page-break/><text:span text:style-name="T4"/></text:p>
      <text:p text:style-name="P25"><text:span text:style-name="T4">5. </text:span><text:span text:style-name="T3">API y Endpoints</text:span></text:p>
      <text:p text:style-name="P18"/>
      <text:h text:style-name="P3" text:outline-level="3"><text:span text:style-name="Strong_20_Emphasis"><text:span text:style-name="Source_20_Text"><text:span text:style-name="T26">services/api.js</text:span></text:span></text:span></text:h>
      <text:h text:style-name="Heading_20_4" text:outline-level="4"><text:span text:style-name="Strong_20_Emphasis">Juegos</text:span></text:h>
      <text:list text:style-name="L41">
        <text:list-item>
          <text:p text:style-name="P103"><text:span text:style-name="Strong_20_Emphasis"><text:span text:style-name="Source_20_Text">getJuegos()</text:span></text:span> → Obtiene la lista completa de videojuegos desde la API.</text:p>
        </text:list-item>
        <text:list-item>
          <text:p text:style-name="P102"><text:span text:style-name="Strong_20_Emphasis"><text:span text:style-name="Source_20_Text">getJuegoById(id)</text:span></text:span> → Recupera la información de un juego específico usando su ID.</text:p>
        </text:list-item>
      </text:list>
      <text:h text:style-name="Heading_20_4" text:outline-level="4"><text:s/><text:span text:style-name="Strong_20_Emphasis">Usuarios</text:span></text:h>
      <text:list text:style-name="L42">
        <text:list-item>
          <text:p text:style-name="P105"><text:span text:style-name="Strong_20_Emphasis"><text:span text:style-name="Source_20_Text">getUsuarios()</text:span></text:span> → Obtiene la lista de usuarios registrados en la plataforma.</text:p>
        </text:list-item>
        <text:list-item>
          <text:p text:style-name="P104"><text:span text:style-name="Strong_20_Emphasis"><text:span text:style-name="Source_20_Text">login(username, password)</text:span></text:span> → Valida las credenciales del usuario y retorna su información si la autenticación es correcta.</text:p>
        </text:list-item>
      </text:list>
      <text:p text:style-name="Horizontal_20_Line"/>
      <text:h text:style-name="Heading_20_3" text:outline-level="3"><text:s/><text:span text:style-name="Strong_20_Emphasis">Funcionamiento</text:span></text:h>
      <text:list text:style-name="L43">
        <text:list-item>
          <text:p text:style-name="P107">Todas las solicitudes usan <text:span text:style-name="Source_20_Text">fetch()</text:span> para interactuar con el backend (<text:span text:style-name="Source_20_Text">http://localhost:5000</text:span>).</text:p>
        </text:list-item>
        <text:list-item>
          <text:p text:style-name="P107">Se encapsulan en funciones reutilizables para facilitar su uso en los componentes.</text:p>
        </text:list-item>
        <text:list-item>
          <text:p text:style-name="P106">Si una solicitud falla, se lanza un error con un mensaje descriptivo.</text:p>
        </text:list-item>
      </text:list>
      <text:p text:style-name="P98"/>
      <text:p text:style-name="P1"/>
      <text:h text:style-name="P3" text:outline-level="3"><text:span text:style-name="Strong_20_Emphasis"><text:span text:style-name="T23">Subir Imagen (</text:span></text:span><text:span text:style-name="Strong_20_Emphasis"><text:span text:style-name="Source_20_Text"><text:span text:style-name="T23">/api/subir-imagen/route.js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Endpoint que permite subir imágenes de videojuegos y guardarlas en el servidor.</text:p>
      <text:h text:style-name="P11" text:outline-level="4"><text:span text:style-name="Strong_20_Emphasis">Funcionamiento:</text:span></text:h>
      <text:list text:style-name="L36">
        <text:list-item>
          <text:list>
            <text:list-item>
              <text:p text:style-name="P92">Recibe un archivo y un título mediante <text:span text:style-name="Source_20_Text">formData()</text:span>.</text:p>
            </text:list-item>
            <text:list-item>
              <text:p text:style-name="P92">Convierte el archivo en un <text:span text:style-name="Source_20_Text">Buffer</text:span> y lo guarda en <text:span text:style-name="Source_20_Text">public/uploads/</text:span>.</text:p>
            </text:list-item>
            <text:list-item>
              <text:p text:style-name="P92">Si el directorio <text:span text:style-name="Source_20_Text">uploads/</text:span> no existe, lo crea automáticamente.</text:p>
            </text:list-item>
            <text:list-item>
              <text:p text:style-name="P91">Devuelve la URL de la imagen subida.</text:p>
            </text:list-item>
          </text:list>
        </text:list-item>
      </text:list>
      <text:h text:style-name="P3" text:outline-level="3"><text:span text:style-name="Strong_20_Emphasis"><text:span text:style-name="T23">Eliminar Imagen (</text:span></text:span><text:span text:style-name="Strong_20_Emphasis"><text:span text:style-name="Source_20_Text"><text:span text:style-name="T23">/api/eliminar-imagen/route.js</text:span></text:span></text:span><text:span text:style-name="Strong_20_Emphasis"><text:span text:style-name="T23">)</text:span></text:span></text:h>
      <text:h text:style-name="P11" text:outline-level="4"><text:span text:style-name="Strong_20_Emphasis">Descripción:</text:span></text:h>
      <text:p text:style-name="P101">Endpoint que permite eliminar imágenes del servidor.</text:p>
      <text:h text:style-name="P11" text:outline-level="4"><text:span text:style-name="Strong_20_Emphasis">Funcionamiento:</text:span></text:h>
      <text:list text:style-name="L37">
        <text:list-item>
          <text:list>
            <text:list-item>
              <text:p text:style-name="P94">Recibe la URL de la imagen a eliminar.</text:p>
            </text:list-item>
            <text:list-item>
              <text:p text:style-name="P94">Obtiene el nombre del archivo y lo busca en <text:span text:style-name="Source_20_Text">public/uploads/</text:span>.</text:p>
            </text:list-item>
            <text:list-item>
              <text:p text:style-name="P94">Si la imagen existe, la elimina con <text:span text:style-name="Source_20_Text">fs.unlinkSync()</text:span>.</text:p>
            </text:list-item>
            <text:list-item>
              <text:p text:style-name="P93">Responde con un mensaje de éxito o error si la imagen no se encuentra.</text:p>
            </text:list-item>
          </text:list>
        </text:list-item>
      </text:list>
      <text:p text:style-name="P1"/>
      <text:p text:style-name="P1"/>
      <text:p text:style-name="P24"><text:soft-page-break/><text:span text:style-name="T8">6. </text:span><text:span text:style-name="T6">Configuración y Estilos</text:span></text:p>
      <text:p text:style-name="P19"><text:line-break/>Explicación de los estilos globales (globals.css) y la configuración general del proyecto.<text:line-break/></text:p>
      <text:p text:style-name="P1">Para el diseño y estilización de la tienda de videojuegos, hemos utilizado <text:span text:style-name="Strong_20_Emphasis">Tailwind CSS</text:span>, un framework de utilidades que nos permite escribir estilos de manera rápida y eficiente sin necesidad de crear archivos CSS personalizados. </text:p>
      <text:p text:style-name="P1"/>
      <text:p text:style-name="P2">El diseño sigue una estética <text:span text:style-name="Strong_20_Emphasis">oscura y moderna</text:span>, inspirada en plataformas de gaming. Se han utilizado principalmente los siguientes colores:</text:p>
      <text:list text:style-name="L38">
        <text:list-item>
          <text:p text:style-name="P96"><text:span text:style-name="Strong_20_Emphasis">Fondo oscuro</text:span> (<text:span text:style-name="Source_20_Text">bg-gray-900</text:span>, <text:span text:style-name="Source_20_Text">bg-[#0D0F22]</text:span>) para dar un ambiente inmersivo.</text:p>
        </text:list-item>
        <text:list-item>
          <text:p text:style-name="P96"><text:span text:style-name="Strong_20_Emphasis">Detalles en rosa y morado</text:span> (<text:span text:style-name="Source_20_Text">from-pink-500 to-purple-500</text:span>) en botones y enlaces, creando un efecto <text:span text:style-name="Strong_20_Emphasis">neón y futurista</text:span>.</text:p>
        </text:list-item>
        <text:list-item>
          <text:p text:style-name="P95"><text:span text:style-name="Strong_20_Emphasis">Textos en blanco y gris</text:span> (<text:span text:style-name="Source_20_Text">text-white</text:span>, <text:span text:style-name="Source_20_Text">text-gray-400</text:span>) para lograr un buen contraste y facilitar la lectura.</text:p>
        </text:list-item>
      </text:list>
      <text:p text:style-name="P1"/>
      <text:p text:style-name="P1"/>
      <text:p text:style-name="P19"><text:span text:style-name="T13">7. </text:span><text:span text:style-name="T9">Instalación y Uso</text:span></text:p>
      <text:p text:style-name="P26"><text:span text:style-name="T1"><text:line-break/></text:span><text:span text:style-name="T25">Instrucciones sobre cómo instalar y ejecutar el proyecto en local.</text:span></text:p>
      <text:p text:style-name="P26"><text:span text:style-name="T1"><text:line-break/></text:span><text:span text:style-name="Strong_20_Emphasis">Requisitos Previos</text:span></text:p>
      <text:p text:style-name="P101">Asegúrate de tener instalado:</text:p>
      <text:list text:style-name="L39">
        <text:list-item>
          <text:list>
            <text:list-item>
              <text:p text:style-name="P100"><text:span text:style-name="Strong_20_Emphasis">Node.js</text:span> (versión 16 o superior)</text:p>
            </text:list-item>
            <text:list-item>
              <text:p text:style-name="P99"><text:span text:style-name="Strong_20_Emphasis">npm</text:span> (gestor de paquetes de Node.js)</text:p>
            </text:list-item>
          </text:list>
        </text:list-item>
      </text:list>
      <text:p text:style-name="P1"/>
      <text:p text:style-name="P1"><text:span text:style-name="T28">1- </text:span>Ejecuta el siguiente comando para instalar todas las dependencias necesarias: </text:p>
      <text:p text:style-name="P1"><text:tab/>npm install</text:p>
      <text:p text:style-name="P1"/>
      <text:p text:style-name="P1"><text:span text:style-name="T28">2- </text:span>Para arrancar el proyecto, usa: </text:p>
      <text:p text:style-name="P20"><text:tab/>npm run proxecto</text:p>
      <text:p text:style-name="P20"/>
      <text:p text:style-name="P84"><text:span text:style-name="T28">3- </text:span><text:span text:style-name="T2">Una vez que el servidor esté en marcha, accede a la aplicación en:</text:span></text:p>
      <text:p text:style-name="P20"><text:tab/>http://localhost:30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H5M34S</meta:editing-duration>
    <meta:editing-cycles>17</meta:editing-cycles>
    <meta:generator>LibreOffice/7.6.5.2$Windows_X86_64 LibreOffice_project/38d5f62f85355c192ef5f1dd47c5c0c0c6d6598b</meta:generator>
    <dc:date>2025-02-21T10:18:54.516000000</dc:date>
    <meta:document-statistic meta:table-count="0" meta:image-count="0" meta:object-count="0" meta:page-count="12" meta:paragraph-count="316" meta:word-count="2434" meta:character-count="15770" meta:non-whitespace-character-count="13775"/>
    <meta:user-defined meta:name="Info 1"/>
    <meta:user-defined meta:name="Info 2"/>
    <meta:user-defined meta:name="Info 3"/>
    <meta:user-defined meta:name="Info 4"/>
  </office:meta>
</office:document-meta>
</file>